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6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7.51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9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1stMerge-MergeDevice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3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stMerge-MergeDevice5_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2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4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6</text:p>
          </table:table-cell>
        </table:table-row>
      </table:table>
      <table:table table:name="1stMerge-MergeDevice5_3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3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6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7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8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0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6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2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7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3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6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7</text:p>
          </table:table-cell>
        </table:table-row>
      </table:table>
      <table:table table:name="1stMerge-MergeDevice5_4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4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stMerge-MergeDevice5_5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5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stMerge-MergeDevice5_JaMuz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JaMuz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2:34:28.59581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2:38:44.833407508</dc:date>
    <dc:creator>Raphael </dc:creator>
    <meta:editing-duration>PT20M3S</meta:editing-duration>
    <meta:editing-cycles>3</meta:editing-cycles>
    <meta:generator>LibreOffice/6.0.6.2$Linux_X86_64 LibreOffice_project/00m0$Build-2</meta:generator>
    <meta:document-statistic meta:table-count="6" meta:cell-count="312" meta:object-count="0"/>
  </office:meta>
</office:document-meta>
</file>